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7e1" officeooo:paragraph-rsid="0019e7e1"/>
    </style:style>
    <style:style style:name="P2" style:family="paragraph" style:parent-style-name="Standard">
      <style:text-properties style:text-position="0% 100%" fo:font-size="14pt" fo:font-weight="bold" officeooo:rsid="0019e7e1" officeooo:paragraph-rsid="0019e7e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2pt" fo:font-weight="normal" officeooo:rsid="001b62c9" officeooo:paragraph-rsid="001b62c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9e7e1" officeooo:paragraph-rsid="0019e7e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9e7e1" officeooo:paragraph-rsid="0019e7e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3pt" fo:font-weight="normal" officeooo:rsid="0019e7e1" officeooo:paragraph-rsid="0019e7e1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3465a4" officeooo:rsid="0019e7e1" officeooo:paragraph-rsid="0019e7e1"/>
    </style:style>
    <style:style style:name="P10" style:family="paragraph" style:parent-style-name="Standard">
      <style:text-properties fo:color="#3465a4" officeooo:rsid="00216796" officeooo:paragraph-rsid="00216796"/>
    </style:style>
    <style:style style:name="P11" style:family="paragraph" style:parent-style-name="Standard">
      <style:text-properties fo:color="#3465a4" officeooo:rsid="00298717" officeooo:paragraph-rsid="00298717" fo:background-color="transparent"/>
    </style:style>
    <style:style style:name="P12" style:family="paragraph" style:parent-style-name="Standard">
      <style:text-properties fo:color="#3465a4" fo:font-weight="bold" officeooo:rsid="00298717" officeooo:paragraph-rsid="00298717" fo:background-color="transparent" style:font-weight-asian="bold" style:font-weight-complex="bold"/>
    </style:style>
    <style:style style:name="P13" style:family="paragraph" style:parent-style-name="Standard">
      <style:text-properties fo:color="#c9211e"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officeooo:rsid="00216796" officeooo:paragraph-rsid="00216796"/>
    </style:style>
    <style:style style:name="P15" style:family="paragraph" style:parent-style-name="Standard">
      <style:text-properties fo:color="#000000" fo:font-weight="bold" officeooo:rsid="00251481" officeooo:paragraph-rsid="0027d694" style:font-weight-asian="bold" style:font-weight-complex="bold"/>
    </style:style>
    <style:style style:name="P16" style:family="paragraph" style:parent-style-name="Standard">
      <style:text-properties fo:color="#000000" officeooo:rsid="0027d694" officeooo:paragraph-rsid="0027d694"/>
    </style:style>
    <style:style style:name="P17" style:family="paragraph" style:parent-style-name="Standard">
      <style:text-properties fo:color="#5983b0" officeooo:rsid="00216796" officeooo:paragraph-rsid="00216796"/>
    </style:style>
    <style:style style:name="P18" style:family="paragraph" style:parent-style-name="Standard">
      <style:text-properties fo:color="#5983b0" officeooo:rsid="00251481" officeooo:paragraph-rsid="00251481"/>
    </style:style>
    <style:style style:name="P19" style:family="paragraph" style:parent-style-name="Standard">
      <style:text-properties fo:color="#5983b0" officeooo:rsid="00251481" officeooo:paragraph-rsid="0027d694"/>
    </style:style>
    <style:style style:name="P20" style:family="paragraph" style:parent-style-name="Standard">
      <style:text-properties style:use-window-font-color="true" officeooo:rsid="002263d5" officeooo:paragraph-rsid="002263d5"/>
    </style:style>
    <style:style style:name="P21" style:family="paragraph" style:parent-style-name="Standard">
      <style:text-properties style:use-window-font-color="true" officeooo:rsid="00243e28" officeooo:paragraph-rsid="00243e28" fo:background-color="#ffe994"/>
    </style:style>
    <style:style style:name="P22" style:family="paragraph" style:parent-style-name="Standard">
      <style:text-properties style:use-window-font-color="true" officeooo:rsid="00243e28" officeooo:paragraph-rsid="00243e28" fo:background-color="transparent"/>
    </style:style>
    <style:style style:name="P23" style:family="paragraph" style:parent-style-name="Standard">
      <style:text-properties style:use-window-font-color="true" officeooo:rsid="00243e28" officeooo:paragraph-rsid="0027d694" fo:background-color="transparent"/>
    </style:style>
    <style:style style:name="P24" style:family="paragraph" style:parent-style-name="Standard">
      <style:text-properties style:use-window-font-color="true" officeooo:rsid="0028d7b5" officeooo:paragraph-rsid="0028d7b5" fo:background-color="transparent"/>
    </style:style>
    <style:style style:name="P25" style:family="paragraph" style:parent-style-name="Standard">
      <style:text-properties style:use-window-font-color="true" officeooo:rsid="00298717" officeooo:paragraph-rsid="00298717" fo:background-color="transparent"/>
    </style:style>
    <style:style style:name="P26" style:family="paragraph" style:parent-style-name="Standard">
      <style:text-properties style:use-window-font-color="true" officeooo:rsid="002b838d" officeooo:paragraph-rsid="002b838d" fo:background-color="transparent"/>
    </style:style>
    <style:style style:name="P27" style:family="paragraph" style:parent-style-name="Standard">
      <style:text-properties style:use-window-font-color="true" fo:font-weight="bold" officeooo:rsid="0027d694" officeooo:paragraph-rsid="0027d694" fo:background-color="transparent" style:font-weight-asian="bold" style:font-weight-complex="bold"/>
    </style:style>
    <style:style style:name="P28" style:family="paragraph" style:parent-style-name="Standard">
      <style:text-properties fo:color="#f10d0c" fo:font-style="normal" officeooo:rsid="002263d5" officeooo:paragraph-rsid="002263d5" fo:background-color="transparent" style:font-style-asian="normal" style:font-style-complex="normal"/>
    </style:style>
    <style:style style:name="P29" style:family="paragraph" style:parent-style-name="Standard">
      <style:text-properties fo:color="#f10d0c" fo:font-style="normal" officeooo:rsid="002263d5" officeooo:paragraph-rsid="0027d694" fo:background-color="transparent" style:font-style-asian="normal" style:font-style-complex="normal"/>
    </style:style>
    <style:style style:name="P30" style:family="paragraph" style:parent-style-name="Standard">
      <style:text-properties fo:color="#f10d0c" officeooo:rsid="002b838d" officeooo:paragraph-rsid="002b838d" fo:background-color="transparent"/>
    </style:style>
    <style:style style:name="P31" style:family="paragraph" style:parent-style-name="Standard">
      <style:text-properties fo:color="#a9b7c6" style:font-name="DejaVu Sans Mono" fo:font-size="9pt" fo:font-style="italic" fo:font-weight="normal" officeooo:rsid="002263d5" officeooo:paragraph-rsid="002263d5" fo:background-color="#41190d" style:font-size-asian="9pt" style:font-style-asian="italic" style:font-weight-asian="normal" style:font-style-complex="italic"/>
    </style:style>
    <style:style style:name="P32" style:family="paragraph" style:parent-style-name="Standard">
      <style:text-properties fo:color="#f10d0c" style:font-name="DejaVu Sans Mono" fo:font-size="9pt" fo:font-style="normal" fo:font-weight="normal" officeooo:rsid="00243e28" officeooo:paragraph-rsid="0027f74a" fo:background-color="transparent" style:font-size-asian="9pt" style:font-style-asian="normal" style:font-weight-asian="normal"/>
    </style:style>
    <style:style style:name="P33" style:family="paragraph" style:parent-style-name="Standard">
      <style:text-properties fo:color="#f10d0c" style:font-name="DejaVu Sans Mono" fo:font-size="9pt" fo:font-style="normal" fo:font-weight="normal" officeooo:rsid="00243e28" officeooo:paragraph-rsid="0027d694" fo:background-color="transparent" style:font-size-asian="9pt" style:font-style-asian="normal" style:font-weight-asian="normal"/>
    </style:style>
    <style:style style:name="P34" style:family="paragraph" style:parent-style-name="Standard">
      <style:text-properties fo:color="#f10d0c" style:font-name="DejaVu Sans Mono" fo:font-size="9pt" fo:font-style="normal" fo:font-weight="normal" officeooo:rsid="00251481" officeooo:paragraph-rsid="00251481" style:font-size-asian="9pt" style:font-style-asian="normal" style:font-weight-asian="normal"/>
    </style:style>
    <style:style style:name="P35" style:family="paragraph" style:parent-style-name="Standard">
      <style:text-properties fo:color="#3465a4" style:font-name="DejaVu Sans Mono" fo:font-size="9pt" fo:font-style="normal" fo:font-weight="normal" officeooo:rsid="00298717" officeooo:paragraph-rsid="00298717" fo:background-color="transparent" style:font-size-asian="9pt" style:font-style-asian="normal" style:font-weight-asian="normal"/>
    </style:style>
    <style:style style:name="P36" style:family="paragraph" style:parent-style-name="Standard">
      <style:text-properties fo:color="#3465a4" officeooo:rsid="002b838d" officeooo:paragraph-rsid="002b838d" fo:background-color="transparent"/>
    </style:style>
    <style:style style:name="P37" style:family="paragraph" style:parent-style-name="Standard">
      <style:text-properties fo:color="#3465a4" officeooo:rsid="002cd955" officeooo:paragraph-rsid="002cd955" fo:background-color="transparent"/>
    </style:style>
    <style:style style:name="P38" style:family="paragraph" style:parent-style-name="Standard">
      <style:text-properties fo:color="#3465a4" officeooo:rsid="0034718b" officeooo:paragraph-rsid="0034718b" fo:background-color="transparent"/>
    </style:style>
    <style:style style:name="P39" style:family="paragraph" style:parent-style-name="Standard">
      <style:text-properties fo:color="#3465a4" officeooo:rsid="0033d483" officeooo:paragraph-rsid="0033d483" fo:background-color="transparent"/>
    </style:style>
    <style:style style:name="P40" style:family="paragraph" style:parent-style-name="Standard">
      <style:text-properties fo:color="#3465a4" officeooo:rsid="00367b97" officeooo:paragraph-rsid="00367b97" fo:background-color="transparent"/>
    </style:style>
    <style:style style:name="P41" style:family="paragraph" style:parent-style-name="Standard">
      <style:text-properties fo:color="#3465a4" officeooo:rsid="00380330" officeooo:paragraph-rsid="00380330" fo:background-color="transparent"/>
    </style:style>
    <style:style style:name="P42" style:family="paragraph" style:parent-style-name="Standard">
      <style:text-properties fo:color="#3465a4" officeooo:rsid="003a806a" officeooo:paragraph-rsid="003a806a" fo:background-color="transparent"/>
    </style:style>
    <style:style style:name="P43" style:family="paragraph" style:parent-style-name="Standard">
      <style:text-properties fo:color="#3465a4" officeooo:rsid="0027d694" officeooo:paragraph-rsid="0027d694" fo:background-color="transparent"/>
    </style:style>
    <style:style style:name="P44" style:family="paragraph" style:parent-style-name="Standard">
      <style:text-properties fo:color="#3465a4" officeooo:rsid="00243e28" officeooo:paragraph-rsid="0027d694" fo:background-color="transparent"/>
    </style:style>
    <style:style style:name="P45" style:family="paragraph" style:parent-style-name="Standard">
      <style:text-properties fo:color="#3465a4" officeooo:rsid="00243e28" officeooo:paragraph-rsid="003b052b" fo:background-color="transparent"/>
    </style:style>
    <style:style style:name="P46" style:family="paragraph" style:parent-style-name="Standard">
      <style:text-properties fo:color="#3465a4" officeooo:rsid="003c6ff2" officeooo:paragraph-rsid="003c6ff2" fo:background-color="transparent"/>
    </style:style>
    <style:style style:name="P47" style:family="paragraph" style:parent-style-name="Standard">
      <style:text-properties fo:color="#000000" officeooo:rsid="002cd955" officeooo:paragraph-rsid="002cd955" fo:background-color="transparent"/>
    </style:style>
    <style:style style:name="P48" style:family="paragraph" style:parent-style-name="Standard">
      <style:text-properties fo:color="#000000" officeooo:rsid="00380330" officeooo:paragraph-rsid="00380330" fo:background-color="transparent"/>
    </style:style>
    <style:style style:name="P49" style:family="paragraph" style:parent-style-name="Standard">
      <style:text-properties fo:color="#000000" officeooo:paragraph-rsid="0031f765"/>
    </style:style>
    <style:style style:name="P50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officeooo:paragraph-rsid="0031f765"/>
    </style:style>
    <style:style style:name="P51" style:family="paragraph" style:parent-style-name="Standard">
      <style:text-properties fo:color="#000000" officeooo:rsid="003e691b" officeooo:paragraph-rsid="003e691b"/>
    </style:style>
    <style:style style:name="P52" style:family="paragraph" style:parent-style-name="Standard">
      <style:text-properties fo:color="#666666"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53" style:family="paragraph" style:parent-style-name="Standard">
      <style:text-properties fo:color="#666666" style:text-position="0% 100%" fo:font-size="12pt" fo:font-weight="normal" officeooo:rsid="00301935" officeooo:paragraph-rsid="00301935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666666" officeooo:rsid="0031f765" officeooo:paragraph-rsid="0031f765" fo:background-color="transparent"/>
    </style:style>
    <style:style style:name="P55" style:family="paragraph" style:parent-style-name="Standard">
      <style:text-properties fo:color="#666666" officeooo:rsid="0031f765" officeooo:paragraph-rsid="0033d483" fo:background-color="transparent"/>
    </style:style>
    <style:style style:name="P56" style:family="paragraph" style:parent-style-name="Standard">
      <style:text-properties fo:color="#666666" officeooo:rsid="0031f765" officeooo:paragraph-rsid="003926bb" fo:background-color="transparent"/>
    </style:style>
    <style:style style:name="P57" style:family="paragraph" style:parent-style-name="Standard">
      <style:text-properties fo:color="#666666" officeooo:rsid="0033d483" officeooo:paragraph-rsid="0033d483" fo:background-color="transparent"/>
    </style:style>
    <style:style style:name="P58" style:family="paragraph" style:parent-style-name="Standard">
      <style:text-properties fo:color="#666666" officeooo:rsid="0034718b" officeooo:paragraph-rsid="0034718b" fo:background-color="transparent"/>
    </style:style>
    <style:style style:name="P59" style:family="paragraph" style:parent-style-name="Standard">
      <style:text-properties fo:color="#666666" officeooo:rsid="00367b97" officeooo:paragraph-rsid="00367b97" fo:background-color="transparent"/>
    </style:style>
    <style:style style:name="P60" style:family="paragraph" style:parent-style-name="Standard">
      <style:text-properties fo:color="#666666" officeooo:rsid="003926bb" officeooo:paragraph-rsid="003926bb" fo:background-color="transparent"/>
    </style:style>
    <style:style style:name="P61" style:family="paragraph" style:parent-style-name="Standard">
      <style:text-properties fo:color="#666666" fo:font-weight="bold" officeooo:rsid="0034718b" officeooo:paragraph-rsid="0034718b" fo:background-color="transparent" style:font-weight-asian="bold" style:font-weight-complex="bold"/>
    </style:style>
    <style:style style:name="P62" style:family="paragraph" style:parent-style-name="Standard">
      <style:text-properties fo:color="#666666" fo:font-weight="bold" officeooo:rsid="00367b97" officeooo:paragraph-rsid="00367b97" fo:background-color="transparent" style:font-weight-asian="bold" style:font-weight-complex="bold"/>
    </style:style>
    <style:style style:name="P63" style:family="paragraph" style:parent-style-name="Standard">
      <style:text-properties style:use-window-font-color="true" officeooo:rsid="0027d694" officeooo:paragraph-rsid="0027d694" fo:background-color="#ffe994"/>
    </style:style>
    <style:style style:name="P64" style:family="paragraph" style:parent-style-name="Standard">
      <style:text-properties style:use-window-font-color="true" officeooo:rsid="0031f765" officeooo:paragraph-rsid="0031f765" fo:background-color="transparent"/>
    </style:style>
    <style:style style:name="P65" style:family="paragraph" style:parent-style-name="Standard">
      <style:text-properties style:use-window-font-color="true" officeooo:rsid="003a806a" officeooo:paragraph-rsid="003a806a" fo:background-color="transparent"/>
    </style:style>
    <style:style style:name="P66" style:family="paragraph" style:parent-style-name="Standard">
      <style:text-properties officeooo:paragraph-rsid="0031f765"/>
    </style:style>
    <style:style style:name="P67" style:family="paragraph" style:parent-style-name="Standard">
      <style:text-properties fo:color="#5983b0" officeooo:rsid="00251481" officeooo:paragraph-rsid="00251481"/>
    </style:style>
    <style:style style:name="P68" style:family="paragraph" style:parent-style-name="Standard">
      <style:text-properties officeooo:rsid="0019e7e1" officeooo:paragraph-rsid="003b052b"/>
    </style:style>
    <style:style style:name="P69" style:family="paragraph" style:parent-style-name="Standard">
      <style:text-properties officeooo:rsid="003c6ff2" officeooo:paragraph-rsid="003c6ff2"/>
    </style:style>
    <style:style style:name="P70" style:family="paragraph" style:parent-style-name="Standard">
      <style:text-properties officeooo:rsid="003d0697" officeooo:paragraph-rsid="003d0697"/>
    </style:style>
    <style:style style:name="P71" style:family="paragraph" style:parent-style-name="Standard">
      <style:text-properties officeooo:rsid="003e691b" officeooo:paragraph-rsid="003e691b"/>
    </style:style>
    <style:style style:name="P72" style:family="paragraph" style:parent-style-name="Standard">
      <style:text-properties fo:color="#c9211e" officeooo:rsid="003e691b" officeooo:paragraph-rsid="003e691b"/>
    </style:style>
    <style:style style:name="P7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style:use-window-font-color="true" officeooo:rsid="0027d694" officeooo:paragraph-rsid="0027d694" fo:background-color="#ffe994"/>
    </style:style>
    <style:style style:name="T1" style:family="text">
      <style:text-properties officeooo:rsid="00216796"/>
    </style:style>
    <style:style style:name="T2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style:font-name="DejaVu Sans Mono" fo:font-size="9pt" fo:font-weight="normal" style:font-size-asian="9pt" style:font-weight-asian="normal"/>
    </style:style>
    <style:style style:name="T7" style:family="text">
      <style:text-properties style:font-name="DejaVu Sans Mono" fo:font-size="9pt" fo:font-weight="normal" officeooo:rsid="0027d694" style:font-size-asian="9pt" style:font-weight-asian="normal"/>
    </style:style>
    <style:style style:name="T8" style:family="text">
      <style:text-properties style:font-name="DejaVu Sans Mono" fo:font-size="9pt" fo:font-style="normal" style:font-size-asian="9pt" style:font-style-asian="normal"/>
    </style:style>
    <style:style style:name="T9" style:family="text">
      <style:text-properties style:font-name="DejaVu Sans Mono" fo:font-size="9pt" fo:font-style="normal" officeooo:rsid="0027d694" style:font-size-asian="9pt" style:font-style-asian="normal"/>
    </style:style>
    <style:style style:name="T10" style:family="text">
      <style:text-properties style:font-name="DejaVu Sans Mono" fo:font-size="9pt" fo:font-style="normal" officeooo:rsid="0027f74a" style:font-size-asian="9pt" style:font-style-asian="normal"/>
    </style:style>
    <style:style style:name="T11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style:font-name="DejaVu Sans Mono" fo:font-size="9pt" fo:font-style="normal" fo:font-weight="normal" officeooo:rsid="00390ed3" style:font-size-asian="9pt" style:font-style-asian="normal" style:font-weight-asian="normal"/>
    </style:style>
    <style:style style:name="T15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f10d0c"/>
    </style:style>
    <style:style style:name="T21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3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24" style:family="text">
      <style:text-properties fo:color="#f10d0c" style:font-name="DejaVu Sans Mono" fo:font-size="9pt" fo:font-style="normal" fo:font-weight="normal" officeooo:rsid="0027d694" fo:background-color="transparent" loext:char-shading-value="0" style:font-size-asian="9pt" style:font-style-asian="normal" style:font-weight-asian="normal"/>
    </style:style>
    <style:style style:name="T25" style:family="text">
      <style:text-properties fo:color="#f10d0c" style:font-name="DejaVu Sans Mono" fo:font-size="9pt" fo:font-style="normal" fo:font-weight="bold" style:font-size-asian="9pt" style:font-style-asian="normal" style:font-weight-asian="bold" style:font-weight-complex="bold"/>
    </style:style>
    <style:style style:name="T26" style:family="text">
      <style:text-properties fo:color="#f10d0c" fo:background-color="transparent" loext:char-shading-value="0"/>
    </style:style>
    <style:style style:name="T27" style:family="text">
      <style:text-properties fo:color="#f10d0c" officeooo:rsid="00243e28" fo:background-color="transparent" loext:char-shading-value="0"/>
    </style:style>
    <style:style style:name="T28" style:family="text">
      <style:text-properties fo:color="#000000"/>
    </style:style>
    <style:style style:name="T29" style:family="text">
      <style:text-properties fo:color="#000000" fo:font-weight="bold" officeooo:rsid="0027f74a" style:font-weight-asian="bold" style:font-weight-complex="bold"/>
    </style:style>
    <style:style style:name="T30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000000" style:font-name="DejaVu Sans Mono" fo:font-size="9pt" fo:font-style="normal" style:font-size-asian="9pt" style:font-style-asian="normal"/>
    </style:style>
    <style:style style:name="T35" style:family="text">
      <style:text-properties officeooo:rsid="002b838d"/>
    </style:style>
    <style:style style:name="T36" style:family="text">
      <style:text-properties officeooo:rsid="002e6b2c"/>
    </style:style>
    <style:style style:name="T37" style:family="text">
      <style:text-properties fo:color="#3465a4" style:font-name="DejaVu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3465a4" style:font-name="DejaVu Sans Mono" fo:font-size="9pt" fo:font-style="normal" fo:font-weight="normal" officeooo:rsid="00390ed3" style:font-size-asian="9pt" style:font-style-asian="normal" style:font-weight-asian="normal"/>
    </style:style>
    <style:style style:name="T39" style:family="text">
      <style:text-properties fo:color="#3465a4" style:font-name="DejaVu Sans Mono" fo:font-size="9pt" fo:font-style="normal" fo:font-weight="normal" officeooo:rsid="003926bb" style:font-size-asian="9pt" style:font-style-asian="normal" style:font-weight-asian="normal"/>
    </style:style>
    <style:style style:name="T40" style:family="text">
      <style:text-properties fo:background-color="#ffffff"/>
    </style:style>
    <style:style style:name="T41" style:family="text">
      <style:text-properties officeooo:rsid="003c6ff2"/>
    </style:style>
    <style:style style:name="T4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agatha</text:p>
      <text:p text:style-name="P53">kollam123</text:p>
      <text:p text:style-name="P52"/>
      <text:p text:style-name="P3">Git Commands</text:p>
      <text:p text:style-name="P4">git config --global user.name "Anand"</text:p>
      <text:p text:style-name="P4">git config --global user.email "ajkadakkal@gmail.com"</text:p>
      <text:p text:style-name="P4">git config --global core.editor "nano"</text:p>
      <text:p text:style-name="P4">git config --global color.ui true</text:p>
      <text:p text:style-name="P4">git config --list</text:p>
      <text:p text:style-name="P2"/>
      <text:p text:style-name="P8">nano .gitignore</text:p>
      <text:p text:style-name="P2"/>
      <text:p text:style-name="P5">git init</text:p>
      <text:p text:style-name="P6">git add .</text:p>
      <text:p text:style-name="P6">git commit -m "Initial Commit"</text:p>
      <text:p text:style-name="P6">git status</text:p>
      <text:p text:style-name="P6"/>
      <text:p text:style-name="P6">//<text:span text:style-name="T1">remove remote</text:span></text:p>
      <text:p text:style-name="P13">git remote rm origin</text:p>
      <text:p text:style-name="P7"/>
      <text:p text:style-name="P6">git remote add origin <text:a xlink:type="simple" xlink:href="https://github.com/aj2460/blog-tut.git" text:style-name="Internet_20_link" text:visited-style-name="Visited_20_Internet_20_Link">https://github.com/aj2460/blog-tut.git</text:a></text:p>
      <text:p text:style-name="P6">git push -u origin master</text:p>
      <text:p text:style-name="P2"/>
      <text:p text:style-name="P2">Blog - <text:s/>Tutorial</text:p>
      <text:p text:style-name="P1"/>
      <text:p text:style-name="P1">Start a new Project on PyCharm (Blog<text:span text:style-name="T1">Project</text:span>)</text:p>
      <text:p text:style-name="P1"/>
      <text:p text:style-name="P1">In pycharm terminal type-</text:p>
      <text:p text:style-name="P9">pip install django</text:p>
      <text:p text:style-name="P1"/>
      <text:p text:style-name="P1">Create a django project <text:span text:style-name="T1">called blogApp</text:span></text:p>
      <text:p text:style-name="P9">django-admin startproject blog<text:span text:style-name="T1">App</text:span></text:p>
      <text:p text:style-name="P9"/>
      <text:p text:style-name="P14">Run server</text:p>
      <text:p text:style-name="P10">python manage.py runserver</text:p>
      <text:p text:style-name="P9"/>
      <text:p text:style-name="P14">create a App called blog</text:p>
      <text:p text:style-name="P17">python manage.py startapp blog</text:p>
      <text:p text:style-name="P17"/>
      <text:p text:style-name="P17"/>
      <text:p text:style-name="P20">Edit the views.py in blog app folder</text:p>
      <text:p text:style-name="P28"><text:span text:style-name="T6">from django.shortcuts import render</text:span><text:line-break/><text:span text:style-name="T6">from django.http import HttpResponse</text:span><text:line-break/><text:line-break/><text:span text:style-name="T6">def home(request):</text:span><text:line-break/><text:span text:style-name="T6"> <text:s text:c="3"/>return HttpResponse('&lt;h1&gt; Blog Home &lt;/h1&gt;')</text:span></text:p>
      <text:p text:style-name="P31"/>
      <text:p text:style-name="P31"/>
      <text:p text:style-name="P31"/>
      <text:p text:style-name="P22">Add a new file called urls.py in blog directory</text:p>
      <text:p text:style-name="P21"><text:span text:style-name="T22">from django.urls import path</text:span><text:span text:style-name="T26"><text:line-break/></text:span><text:span text:style-name="T22">from . import views</text:span><text:span text:style-name="T26"><text:line-break/><text:line-break/></text:span><text:span text:style-name="T22">urlpatterns = [</text:span><text:span text:style-name="T26"><text:line-break/></text:span><text:soft-page-break/><text:span text:style-name="T22"> <text:s text:c="3"/>path('', views.home, name='blog-home'),</text:span><text:line-break/><text:span text:style-name="T22">]</text:span></text:p>
      <text:p text:style-name="P21"/>
      <text:p text:style-name="P18">Edit the main urls.py in blogApp</text:p>
      <text:p text:style-name="P18"><text:span text:style-name="T21">from django.contrib import admin</text:span><text:span text:style-name="T20"><text:line-break/></text:span><text:span text:style-name="T21">from django.urls import path, </text:span><text:span text:style-name="T25">include</text:span><text:span text:style-name="T20"><text:line-break/><text:line-break/></text:span><text:span text:style-name="T21">urlpatterns = [</text:span><text:span text:style-name="T20"><text:line-break/></text:span><text:span text:style-name="T21"> <text:s text:c="3"/>path('admin/', admin.site.urls),</text:span><text:span text:style-name="T20"><text:line-break/></text:span><text:span text:style-name="T21"> <text:s text:c="3"/>path('blog/', include(blog.urls)),</text:span></text:p>
      <text:p text:style-name="P32">]</text:p>
      <text:p text:style-name="P34"/>
      <text:p text:style-name="P15"><text:span text:style-name="T9">Add About page – </text:span><text:span text:style-name="T10">only need to edit views.py and urls.py in blog app</text:span></text:p>
      <text:p text:style-name="P19"/>
      <text:p text:style-name="P16">Add another funcion in views.py file </text:p>
      <text:p text:style-name="P29"><text:span text:style-name="T6">def </text:span><text:span text:style-name="T7">about</text:span><text:span text:style-name="T6">(request):</text:span><text:line-break/><text:span text:style-name="T6"> <text:s text:c="3"/>return HttpResponse('&lt;h1&gt; Blog </text:span><text:span text:style-name="T7">About</text:span><text:span text:style-name="T6"> &lt;/h1&gt;')</text:span></text:p>
      <text:p text:style-name="P19"/>
      <text:p text:style-name="P19"><text:span text:style-name="T29">urls.py</text:span><text:line-break/><text:span text:style-name="T23">urlpatterns = [</text:span><text:span text:style-name="T27"><text:line-break/></text:span><text:span text:style-name="T23"> <text:s text:c="3"/>path('', views.home, name='blog-home'),</text:span></text:p>
      <text:p text:style-name="P19"><text:span text:style-name="T23"><text:s text:c="4"/>path('</text:span><text:span text:style-name="T24">about</text:span><text:span text:style-name="T23">', views.</text:span><text:span text:style-name="T24">about</text:span><text:span text:style-name="T23">, name='blog-</text:span><text:span text:style-name="T24">about</text:span><text:span text:style-name="T23">'),</text:span></text:p>
      <text:p text:style-name="P33">]</text:p>
      <text:p text:style-name="P23">-------------------------------------------------------------------------</text:p>
      <text:p text:style-name="P27">Video 3</text:p>
      <text:p text:style-name="P24">Templates</text:p>
      <text:p text:style-name="P24"/>
      <text:p text:style-name="P24">Add a new dir under blog app names templates the add another directory with the same name as the app.. here it is blog</text:p>
      <text:p text:style-name="P24">blog -&gt; templates -&gt;blog</text:p>
      <text:p text:style-name="P24"/>
      <text:p text:style-name="P25">Create two html files with basic html</text:p>
      <text:p text:style-name="P25"><text:tab/>home.html</text:p>
      <text:p text:style-name="P25"><text:tab/>about.html</text:p>
      <text:p text:style-name="P25"/>
      <text:p text:style-name="P25">Add blog App the the list of installed app in blogApp so that django knows to look for a template directory <text:span text:style-name="T35">and databases</text:span></text:p>
      <text:p text:style-name="P24"/>
      <text:p text:style-name="P25">from the apps.py in blog apps.py copy the class name BlogConfig and add it to settings.py in Installed Apps list</text:p>
      <text:p text:style-name="P11"/>
      <text:p text:style-name="P12"><text:span text:style-name="T8">'blog.apps.BlogConfig',</text:span></text:p>
      <text:p text:style-name="P11"><text:span text:style-name="T11">'django.contrib.admin',</text:span><text:line-break/><text:span text:style-name="T11">'django.contrib.auth',</text:span><text:line-break/><text:span text:style-name="T11">'django.contrib.contenttypes',</text:span></text:p>
      <text:p text:style-name="P35">***</text:p>
      <text:p text:style-name="P35"/>
      <text:p text:style-name="P25"/>
      <text:p text:style-name="P26">edit the views.py <text:s/>file to return the template</text:p>
      <text:p text:style-name="P30"><text:span text:style-name="T11">def home(request):</text:span><text:line-break/><text:span text:style-name="T11"> <text:s text:c="3"/>return render(request,'blog/home.html')</text:span></text:p>
      <text:p text:style-name="P36"/>
      <text:p text:style-name="P36"/>
      <text:p text:style-name="P36"/>
      <text:p text:style-name="P37">python manage.py makemigration<text:span text:style-name="T36">s</text:span></text:p>
      <text:p text:style-name="P37">python manage.py migrate</text:p>
      <text:p text:style-name="P36"/>
      <text:p text:style-name="P47">create superuser</text:p>
      <text:p text:style-name="P37"><text:soft-page-break/>python manage.py createsuperuser</text:p>
      <text:p text:style-name="P37"/>
      <text:p text:style-name="P26"/>
      <text:p text:style-name="P73"/>
      <text:p text:style-name="P63"/>
      <text:p text:style-name="P64">Models</text:p>
      <text:p text:style-name="P66"><text:span text:style-name="T2">from </text:span><text:span text:style-name="T3">django.db </text:span><text:span text:style-name="T2">import </text:span><text:span text:style-name="T3">models</text:span><text:line-break/><text:span text:style-name="T30">from </text:span><text:span text:style-name="T30">django.utils </text:span><text:span text:style-name="T30">import </text:span><text:span text:style-name="T30">timezone</text:span><text:span text:style-name="T28"><text:line-break/></text:span><text:span text:style-name="T30">from </text:span><text:span text:style-name="T30">django.contrib.auth.models </text:span><text:span text:style-name="T30">import <text:s/></text:span><text:span text:style-name="T30">User</text:span><text:span text:style-name="T28"><text:line-break/><text:line-break/><text:line-break/></text:span><text:span text:style-name="T30">class </text:span><text:span text:style-name="T30">Post(models.Model0001):</text:span><text:span text:style-name="T28"><text:line-break/></text:span><text:span text:style-name="T30"> <text:s text:c="3"/>title=models.CharField(</text:span><text:span text:style-name="T30">max_length</text:span><text:span text:style-name="T30">=</text:span><text:span text:style-name="T30">100</text:span><text:span text:style-name="T30">)</text:span><text:span text:style-name="T28"><text:line-break/></text:span><text:span text:style-name="T30"> <text:s text:c="3"/>content=models.TextField()</text:span><text:span text:style-name="T28"><text:line-break/></text:span><text:span text:style-name="T30"> <text:s text:c="3"/>date_posted=models.DateTimeField(</text:span><text:span text:style-name="T30">default</text:span><text:span text:style-name="T30">=timezone.now)</text:span><text:span text:style-name="T28"><text:line-break/></text:span><text:span text:style-name="T30"> <text:s text:c="3"/>author=models.ForeignKey(User</text:span><text:span text:style-name="T30">,</text:span><text:span text:style-name="T30">on_delete</text:span><text:span text:style-name="T30">=models.CASCADE)</text:span></text:p>
      <text:p text:style-name="P49"><text:span text:style-name="T11"/></text:p>
      <text:p text:style-name="P50"><text:span text:style-name="T11"><text:tab/>def </text:span><text:span text:style-name="T11">__str__</text:span><text:span text:style-name="T11">(</text:span><text:span text:style-name="T11">self</text:span><text:span text:style-name="T11">):</text:span><text:line-break/><text:span text:style-name="T11"> <text:s text:c="3"/><text:tab/><text:tab/></text:span><text:span text:style-name="T11">return </text:span><text:span text:style-name="T11">self</text:span><text:span text:style-name="T11">.title</text:span></text:p>
      <text:p text:style-name="P66"/>
      <text:p text:style-name="P66"><text:span text:style-name="T30"/></text:p>
      <text:p text:style-name="P54"><text:span text:style-name="T30"/></text:p>
      <text:p text:style-name="P54"><text:span text:style-name="T30"/></text:p>
      <text:p text:style-name="P54"><text:span text:style-name="T30">date_posted=models.DateTimeField(</text:span><text:span text:style-name="T30">auto_now</text:span><text:span text:style-name="T30">=</text:span><text:span text:style-name="T30">True</text:span><text:span text:style-name="T30">) # for field that gets updated everytime like ‘last updated’</text:span></text:p>
      <text:p text:style-name="P55"><text:span text:style-name="T30">date_posted=models.DateTimeField(</text:span><text:span text:style-name="T30">auto_now_add</text:span><text:span text:style-name="T30">=</text:span><text:span text:style-name="T30">True</text:span><text:span text:style-name="T30">) # time when added</text:span></text:p>
      <text:p text:style-name="P55"><text:span text:style-name="T30"/></text:p>
      <text:p text:style-name="P55"><text:span text:style-name="T30"/></text:p>
      <text:p text:style-name="P39"><text:span text:style-name="T11">python manage.py makemigrations</text:span></text:p>
      <text:p text:style-name="P57"><text:span text:style-name="T30"/></text:p>
      <text:p text:style-name="P57"><text:span text:style-name="T30">to view the SQL code of the migrations without actually running migrations</text:span></text:p>
      <text:p text:style-name="P57"><text:span text:style-name="T30">python manage.py sqlmigrate &lt;app name&gt; &lt;migration no&gt;</text:span></text:p>
      <text:p text:style-name="P57"><text:span text:style-name="T30"/></text:p>
      <text:p text:style-name="P39"><text:span text:style-name="T11">python manage.py sqlmigrate blog 0001</text:span></text:p>
      <text:p text:style-name="P55"><text:span text:style-name="T30"><text:s/></text:span></text:p>
      <text:p text:style-name="P54"><text:span text:style-name="T30"/></text:p>
      <text:p text:style-name="P61"><text:span text:style-name="T34">Django shell</text:span></text:p>
      <text:p text:style-name="P62"><text:span text:style-name="T30">* be in folder containing manage.py</text:span></text:p>
      <text:p text:style-name="P38"><text:span text:style-name="T11">python manage.py shell</text:span></text:p>
      <text:p text:style-name="P58"><text:span text:style-name="T30"/></text:p>
      <text:p text:style-name="P59"><text:span text:style-name="T30"/></text:p>
      <text:p text:style-name="P59"><text:span text:style-name="T30"/></text:p>
      <text:p text:style-name="P40"><text:span text:style-name="T11">&gt;&gt;&gt; from blog.models import Post</text:span></text:p>
      <text:p text:style-name="P40"><text:span text:style-name="T11">&gt;&gt;&gt; from django.contrib.auth.models import User</text:span></text:p>
      <text:p text:style-name="P59"><text:span text:style-name="T30"/></text:p>
      <text:p text:style-name="P59"><text:span text:style-name="T30"/></text:p>
      <text:p text:style-name="P59"><text:span text:style-name="T30">List all user</text:span></text:p>
      <text:p text:style-name="P40"><text:span text:style-name="T11">&gt;&gt;&gt; User.objects.all()</text:span></text:p>
      <text:p text:style-name="P40"><text:span text:style-name="T11"/></text:p>
      <text:p text:style-name="P48"><text:span text:style-name="T11">get first user</text:span></text:p>
      <text:p text:style-name="P41"><text:span text:style-name="T11">&gt;&gt;&gt; User.objects.first()</text:span></text:p>
      <text:p text:style-name="P41"><text:span text:style-name="T11"/></text:p>
      <text:p text:style-name="P41"><text:span text:style-name="T11"/></text:p>
      <text:p text:style-name="P41"><text:span text:style-name="T11"><text:s/></text:span><text:span text:style-name="T14">&gt;&gt;&gt; </text:span><text:span text:style-name="T11">User.objects.filter(username='anand')</text:span></text:p>
      <text:p text:style-name="P56"><text:span text:style-name="T37"><text:s/></text:span><text:span text:style-name="T38">&gt;&gt;&gt; </text:span><text:span text:style-name="T37">User.objects.filter(username='anand').first()</text:span><text:line-break/><text:span text:style-name="T37"> </text:span><text:span text:style-name="T38">&gt;&gt;&gt; </text:span><text:span text:style-name="T39">user = </text:span><text:span text:style-name="T37">User.objects.filter(username='anand').first()</text:span></text:p>
      <text:p text:style-name="P60"><text:span text:style-name="T37">&gt;&gt;&gt; user.id # prit user id</text:span></text:p>
      <text:p text:style-name="P60"><text:span text:style-name="T37">&gt;&gt;&gt;.user.pk # print user primary key same as id</text:span></text:p>
      <text:p text:style-name="P64"/>
      <text:p text:style-name="P65">we can also get user by id</text:p>
      <text:p text:style-name="P42">user=User.objects.get(id=1)</text:p>
      <text:p text:style-name="P63"/>
      <text:p text:style-name="P43"><text:span text:style-name="T40">post_1 = Post(title='Blog 1', content='First post content!', author=user)</text:span></text:p>
      <text:p text:style-name="P44">Post.objects.all()</text:p>
      <text:p text:style-name="P18"><text:soft-page-break/>post_1.save()</text:p>
      <text:p text:style-name="P45">Post.objects.all()</text:p>
      <text:p text:style-name="P45"/>
      <text:p text:style-name="P46">#exit() to exit shell</text:p>
      <text:p text:style-name="P46"/>
      <text:p text:style-name="P46"/>
      <text:p text:style-name="P45"><text:span text:style-name="T41">#&gt;&gt;&gt; </text:span>user=User.objects.filter(username='anand').first()</text:p>
      <text:p text:style-name="P68">&gt;&gt;&gt; post_2=Post(title='Blog 2',content='Seceond Blog content!',author_id=user.id)</text:p>
      <text:p text:style-name="P69">&gt;&gt;&gt; post_2.save()</text:p>
      <text:p text:style-name="P69"/>
      <text:p text:style-name="P69">&gt;&gt;&gt; post=Post.objects.first()</text:p>
      <text:p text:style-name="P69">&gt;&gt;&gt; post.title</text:p>
      <text:p text:style-name="P69">'Blog 1'</text:p>
      <text:p text:style-name="P69">&gt;&gt;&gt; post.date_posted</text:p>
      <text:p text:style-name="P69">datetime.datetime(2019, 3, 2, 15, 0, 47, 36690, tzinfo=&lt;UTC&gt;)</text:p>
      <text:p text:style-name="P69">&gt;&gt;&gt; </text:p>
      <text:p text:style-name="P69"/>
      <text:p text:style-name="P69"/>
      <text:p text:style-name="P70">List all post of a user</text:p>
      <text:p text:style-name="P70">&gt;&gt;&gt; user.post_set.all()</text:p>
      <text:p text:style-name="P70">&lt;QuerySet [&lt;Post: Blog 1&gt;, &lt;Post: Blog 2&gt;]&gt;</text:p>
      <text:p text:style-name="P70"/>
      <text:p text:style-name="P70">another method using post_set</text:p>
      <text:p text:style-name="P70">&gt;&gt;&gt; user.post_set.create(title='Blog 3',content='Third post content!')</text:p>
      <text:p text:style-name="P70"/>
      <text:p text:style-name="P70"/>
      <text:p text:style-name="P71">on views.py use the database for the post</text:p>
      <text:p text:style-name="P72"><text:span text:style-name="T11">def </text:span><text:span text:style-name="T11">home</text:span><text:span text:style-name="T11">(request):</text:span><text:line-break/><text:span text:style-name="T11"> <text:s text:c="3"/>context={</text:span><text:line-break/><text:span text:style-name="T11"> <text:s text:c="7"/></text:span><text:span text:style-name="T11">'posts'</text:span><text:span text:style-name="T11">:Post.objects.all()</text:span><text:line-break/><text:span text:style-name="T11"> <text:s text:c="3"/>}</text:span><text:line-break/><text:span text:style-name="T11"> <text:s text:c="3"/></text:span><text:span text:style-name="T11">return </text:span><text:span text:style-name="T11">render(request</text:span><text:span text:style-name="T11">,</text:span><text:span text:style-name="T11">'blog/home.html'</text:span><text:span text:style-name="T11">,</text:span><text:span text:style-name="T11">context)</text:span></text:p>
      <text:p text:style-name="P72"><text:span text:style-name="T11"/></text:p>
      <text:p text:style-name="P72"><text:span text:style-name="T11"/></text:p>
      <text:p text:style-name="P51"><text:span text:style-name="T11">Register our model on admin site</text:span></text:p>
      <text:p text:style-name="P51"><text:span text:style-name="T11">Enter the following on admin.py on our blog app</text:span></text:p>
      <text:p text:style-name="P72"><text:span text:style-name="T11">from </text:span><text:span text:style-name="T11">django.contrib </text:span><text:span text:style-name="T11">import </text:span><text:span text:style-name="T11">admin</text:span><text:line-break/><text:span text:style-name="T11">from </text:span><text:span text:style-name="T11">.models </text:span><text:span text:style-name="T11">import </text:span><text:span text:style-name="T11">Post</text:span><text:line-break/><text:line-break/><text:span text:style-name="T11"># Register your models here.</text:span><text:line-break/><text:span text:style-name="T11">admin.site.register(Post)</text:span></text:p>
      <text:p text:style-name="P72"><text:span text:style-name="T11"/></text:p>
      <text:p text:style-name="P72"><text:span text:style-name="T11"/></text:p>
      <text:p text:style-name="P72"><text:span text:style-name="T11"/>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45:24.970092844</meta:creation-date>
    <dc:date>2019-03-02T21:09:20.819108452</dc:date>
    <meta:editing-duration>PT4H7M38S</meta:editing-duration>
    <meta:editing-cycles>24</meta:editing-cycles>
    <meta:generator>LibreOffice/6.1.4.2$Linux_X86_64 LibreOffice_project/10$Build-2</meta:generator>
    <meta:document-statistic meta:table-count="0" meta:image-count="0" meta:object-count="0" meta:page-count="4" meta:paragraph-count="108" meta:word-count="557" meta:character-count="4545" meta:non-whitespace-character-count="4007"/>
  </office:meta>
</office:document-meta>
</file>